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21cm" fo:min-width="0.55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fill-color="#729fcf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059cm" fo:min-width="1.101cm"/>
    </style:style>
    <style:style style:name="gr5" style:family="graphic" style:parent-style-name="standard">
      <style:graphic-properties draw:textarea-horizontal-align="justify" draw:textarea-vertical-align="middle" draw:auto-grow-height="false" fo:min-height="2.14cm" fo:min-width="1.8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05cm" svg:height="3.46cm" draw:transform="rotate (1.5707963267949) translate (12.021cm 2.451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" draw:text-style-name="P2" draw:layer="layout" svg:x1="12.033cm" svg:y1="1.932cm" svg:x2="10.434cm" svg:y2="1.954cm">
            <text:p/>
          </draw:line>
          <draw:line draw:style-name="gr2" draw:text-style-name="P2" draw:layer="layout" svg:x1="17.133cm" svg:y1="1.932cm" svg:x2="15.534cm" svg:y2="1.954cm">
            <text:p/>
          </draw:line>
        </draw:g>
        <draw:line draw:style-name="gr3" draw:text-style-name="P3" draw:layer="layout" svg:x1="17.134cm" svg:y1="1.956cm" svg:x2="20.513cm" svg:y2="1.964cm">
          <text:p/>
        </draw:line>
        <draw:line draw:style-name="gr3" draw:text-style-name="P3" draw:layer="layout" svg:x1="20.512cm" svg:y1="1.964cm" svg:x2="20.512cm" svg:y2="5.906cm">
          <text:p/>
        </draw:line>
        <draw:g>
          <draw:line draw:style-name="gr3" draw:text-style-name="P3" draw:layer="layout" svg:x1="10.433cm" svg:y1="1.956cm" svg:x2="7.561cm" svg:y2="1.964cm">
            <text:p/>
          </draw:line>
          <draw:line draw:style-name="gr3" draw:text-style-name="P3" draw:layer="layout" svg:x1="7.561cm" svg:y1="1.964cm" svg:x2="7.561cm" svg:y2="5.343cm">
            <text:p/>
          </draw:line>
          <draw:g>
            <draw:line draw:style-name="gr2" draw:text-style-name="P2" draw:layer="layout" svg:x1="20.512cm" svg:y1="6.328cm" svg:x2="20.544cm" svg:y2="4.8cm">
              <text:p/>
            </draw:line>
            <draw:custom-shape draw:style-name="gr4" draw:text-style-name="P1" draw:layer="layout" svg:width="1.601cm" svg:height="3.309cm" svg:x="19.699cm" svg:y="6.31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0.512cm" svg:y1="11.2cm" svg:x2="20.544cm" svg:y2="9.672cm">
              <text:p/>
            </draw:line>
          </draw:g>
        </draw:g>
        <draw:custom-shape draw:style-name="gr5" draw:text-style-name="P4" draw:layer="layout" svg:width="3.379cm" svg:height="3.378cm" svg:x="5.824cm" svg:y="5.419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561cm" svg:y1="8.797cm" svg:x2="7.561cm" svg:y2="13.226cm">
          <text:p/>
        </draw:line>
        <draw:line draw:style-name="gr3" draw:text-style-name="P3" draw:layer="layout" svg:x1="7.561cm" svg:y1="13.226cm" svg:x2="20.512cm" svg:y2="13.226cm">
          <text:p/>
        </draw:line>
        <draw:line draw:style-name="gr3" draw:text-style-name="P3" draw:layer="layout" svg:x1="20.512cm" svg:y1="9.284cm" svg:x2="20.512cm" svg:y2="13.226cm">
          <text:p/>
        </draw:line>
        <draw:frame draw:style-name="gr6" draw:text-style-name="P5" draw:layer="layout" svg:width="2.2cm" svg:height="1.673cm" svg:x="19.699cm" svg:y="7.327cm">
          <draw:text-box>
            <text:p>R_D</text:p>
            <text:p/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1:35:22.072446160</meta:creation-date>
    <dc:date>2021-05-06T16:34:12.971797420</dc:date>
    <meta:editing-duration>PT3M50S</meta:editing-duration>
    <meta:editing-cycles>2</meta:editing-cycles>
    <meta:generator>LibreOffice/6.4.5.2$Linux_X86_64 LibreOffice_project/40$Build-2</meta:generator>
    <meta:document-statistic meta:object-count="41"/>
  </office:meta>
</office:document-meta>
</file>